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654in"/>
    </style:style>
    <style:style style:name="co2" style:family="table-column">
      <style:table-column-properties fo:break-before="auto" style:column-width="0.38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-filtered" table:style-name="ta1">
        <table:shapes>
          <draw:frame draw:z-index="0" draw:style-name="gr1" draw:text-style-name="P1" svg:width="15.5528in" svg:height="7.3307in" svg:x="0.7894in" svg:y="0.0417in">
            <draw:object draw:notify-on-update-of-ranges="'data-filtered'.A1:'data-filtered'.A140 'data-filtered'.B1:'data-filtered'.B1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3" calcext:value-type="float">
            <text:p>1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4T18:51:03.483773924</dc:date>
    <meta:editing-duration>PT1M3S</meta:editing-duration>
    <meta:editing-cycles>1</meta:editing-cycles>
    <meta:document-statistic meta:table-count="1" meta:cell-count="280" meta:object-count="1"/>
    <meta:generator>LibreOffice/4.3.3.2$Linux_ARM_EABI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9.505cm" svg:height="18.621cm" xlink:href=".." xlink:type="simple" chart:class="chart:scatter" chart:style-name="ch1">
        <chart:legend chart:legend-position="end" svg:x="37.11cm" svg:y="9.011cm" style:legend-expansion="high" chart:style-name="ch2"/>
        <chart:plot-area chart:style-name="ch3" table:cell-range-address="'data-filtered'.A1:'data-filtered'.B140" svg:x="0.79cm" svg:y="0.372cm" svg:width="35.53cm" svg:height="17.877cm">
          <chartooo:coordinate-region svg:x="1.676cm" svg:y="0.571cm" svg:width="34.325cm" svg:height="17.03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filtered'.B1:'data-filtered'.B140" chart:class="chart:scatter">
            <chart:domain table:cell-range-address="'data-filtered'.A1:'data-filtered'.A140"/>
            <chart:data-point chart:repeated="1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ata-filtered'.A1:'data-filtered'.A140</svg:desc>
                </draw:g>
              </table:table-cell>
              <table:table-cell office:value-type="float" office:value="97">
                <text:p>97</text:p>
                <draw:g>
                  <svg:desc>'data-filtered'.B1:'data-filtered'.B1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33">
                <text:p>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